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ÍTULO 1. </text:p>
      <text:p text:style-name="P3">1.1. PLANTEAMIENTO DEL PROBLEMA</text:p>
      <text:p text:style-name="P2"><text:tab/>1.1.1. OBJETIVO GENERAL</text:p>
      <text:p text:style-name="P2"><text:tab/>1.1.3. OBJETIVOS ESPECÍFICOS</text:p>
      <text:p text:style-name="P2"><text:tab/>1.1.4. JUSTIFICACIÓN DEL TRABAJO</text:p>
      <text:p text:style-name="P2"><text:tab/>1.1.5. JUSTIFICACIÓN METODOLÓGICA</text:p>
      <text:p text:style-name="P3">1.2. DEFINICIÓN Y ORIGEN DE INTERNET</text:p>
      <text:p text:style-name="P2"><text:tab/>1.2.3. COMPUTADOR</text:p>
      <text:p text:style-name="P2"><text:tab/>1.2.4. NAVEGADOR WEB</text:p>
      <text:p text:style-name="P2"><text:tab/>1.2.5. DIRECCIÓN IP</text:p>
      <text:p text:style-name="P2"><text:tab/>1.2.6. ROUTER</text:p>
      <text:p text:style-name="P2"><text:tab/>1.2.7. RED</text:p>
      <text:p text:style-name="P2"><text:tab/>1.2.8. PROTOCOLOS DE COMUNICACIÓN</text:p>
      <text:p text:style-name="P2"><text:tab/>1.2.9. SERVIDOR</text:p>
      <text:p text:style-name="P2"><text:tab/>1.2.10. HIPERTEXTO</text:p>
      <text:p text:style-name="P2"><text:tab/>1.2.11. WEB</text:p>
      <text:p text:style-name="P2"><text:tab/>1.2.12. ORÍGENES</text:p>
      <text:p text:style-name="P2"><text:tab/>1.2.13. INTERNET EN LA ACTUALIDAD</text:p>
      <text:p text:style-name="P2"/>
      <text:p text:style-name="P1">CAPÍTULO 2.</text:p>
      <text:p text:style-name="P2">2.1.<text:span text:style-name="T2"> DEFINICIÓN DE SITIOS WEB, SU ESTRUCTURA E IMPORTANCIA</text:span></text:p>
      <text:p text:style-name="P2"><text:tab/>2.1.1. PÁGINA WEB</text:p>
      <text:p text:style-name="P2"><text:tab/><text:tab/>2.1.1.1. SITIOS ESTÁTICOS</text:p>
      <text:p text:style-name="P2"><text:tab/><text:tab/>2.1.1.2. SITIOS DINÁMICOS</text:p>
      <text:p text:style-name="P2"><text:tab/><text:tab/>2.1.1.3. IMPORTANCIA DE LOS SITIOS WEB</text:p>
      <text:p text:style-name="P3">2.2 INTRODUCCIÓN A LOS FRAMEWORKS</text:p>
      <text:p text:style-name="P2"><text:tab/>2.2.1. HISTORIA</text:p>
      <text:p text:style-name="P2"><text:tab/>2.2.2. TIPOS DE FRAMEWORKS</text:p>
      <text:p text:style-name="P2"><text:tab/><text:tab/>2.2.2.1. FRAMEWORKS DE CAJA BLANCA</text:p>
      <text:p text:style-name="P2"><text:tab/><text:tab/>2.2.2.2. FRAMEWORKS DE CAJA NEGRA</text:p>
      <text:p text:style-name="P2"><text:tab/><text:tab/>2.2.2.3. FRAMEWORKS DE CAJA GRIS</text:p>
      <text:p text:style-name="P2"><text:tab/>2.2.3. ¿POR QUÉ USAR UN FRAMEWORK?</text:p>
      <text:p text:style-name="P1"/>
      <text:p text:style-name="P1">CAPÍTULO 3.</text:p>
      <text:p text:style-name="P1">3.1. INTRODUCCIÓN A LA POO</text:p>
      <text:p text:style-name="P4"><text:tab/>3.1.1. ELEMENTOS DE LA POO</text:p>
      <text:p text:style-name="P2"><text:span text:style-name="T1"><text:tab/><text:tab/></text:span>3.1.1.1. ABSTRACCIÓN</text:p>
      <text:p text:style-name="P2"><text:tab/><text:tab/>3.1.1.2. ENCAPSULAMIENTO</text:p>
      <text:p text:style-name="P2"><text:tab/><text:tab/>3.1.1.3. MODULARIDAD</text:p>
      <text:p text:style-name="P2"><text:tab/><text:tab/>3.1.1.4. OCULTACIÓN (AISLAMIENTO)</text:p>
      <text:p text:style-name="P2"><text:tab/><text:tab/>3.1.1.5. POLIMORFISMO</text:p>
      <text:p text:style-name="P2"><text:tab/><text:tab/>3.1.1.6. HERENCIA</text:p>
      <text:p text:style-name="P2"><text:tab/><text:tab/>3.1.1.7. RECOLECCIÓN DE BASURA</text:p>
      <text:p text:style-name="P3">3.2. OBJETO</text:p>
      <text:p text:style-name="P2"><text:tab/>3.2.1. EJEMPLO DE OBJETO REAL</text:p>
      <text:p text:style-name="P2"><text:tab/>3.2.2. EJEMPLO DE OBJETO IMAGINARIO</text:p>
      <text:p text:style-name="P3">3.3. TIPOS DE DATOS</text:p>
      <text:p text:style-name="P2"><text:tab/>3.3.1. NUMÉRICOS</text:p>
      <text:p text:style-name="P2"><text:tab/>3.3.2. ENTEROS</text:p>
      <text:p text:style-name="P2"><text:tab/>3.3.3. FLOTANTES</text:p>
      <text:p text:style-name="P2"><text:soft-page-break/><text:tab/>3.3.4. CADENAS</text:p>
      <text:p text:style-name="P2"><text:tab/>3.3.5. BOOLEANOS</text:p>
      <text:p text:style-name="P2"><text:tab/>3.3.6. ARREGLOS</text:p>
      <text:p text:style-name="P2"><text:tab/>3.3.7. OBJETO</text:p>
      <text:p text:style-name="P3">3.4 OPERADORES</text:p>
      <text:p text:style-name="P2"><text:tab/>3.4.1. ESTRUCTURAS DE CONTROL</text:p>
      <text:p text:style-name="P2"><text:tab/>3.4.2. REFERENCIA DEL LENGUAJE</text:p>
      <text:p text:style-name="P2"><text:tab/>3.4.3. SINTAXIS BÁSICA</text:p>
      <text:p text:style-name="P2"><text:tab/>3.4.3. VARIABLES EN PHP</text:p>
      <text:p text:style-name="P2"><text:tab/>3.4.4. VARIABLES DE ENTORNO PHP</text:p>
      <text:p text:style-name="P2"><text:tab/><text:tab/>3.4.4.1. $_GET</text:p>
      <text:p text:style-name="P2"><text:tab/><text:tab/>3.4.4.2. $_POST</text:p>
      <text:p text:style-name="P2"><text:tab/><text:tab/>3.4.4.3. $_SESSION </text:p>
      <text:p text:style-name="P2"><text:tab/><text:tab/>3.4.4.4. $_SERVER</text:p>
      <text:p text:style-name="P2"><text:tab/>3.4.5. CONSTANTES EN PHP</text:p>
      <text:p text:style-name="P1">3.5. ESTRUCTURAS DE CONTROL EN PHP</text:p>
      <text:p text:style-name="P2"><text:tab/>3.5.1. IF ELSE</text:p>
      <text:p text:style-name="P2"><text:tab/>3.5.2. WHILE Y DO-WHILE</text:p>
      <text:p text:style-name="P2"><text:tab/>3.5.3. SWITCH</text:p>
      <text:p text:style-name="P2"><text:tab/>3.5.4. FOR</text:p>
      <text:p text:style-name="P2"><text:tab/>3.5.5. FOREACH</text:p>
      <text:p text:style-name="P2"><text:tab/>3.5.6. BREAK(ROMPER)</text:p>
      <text:p text:style-name="P3">3.6 RELACIONAR FICHEROS EN PHP</text:p>
      <text:p text:style-name="P2"><text:tab/>3.6.1. REQUIRE</text:p>
      <text:p text:style-name="P2"><text:tab/>3.6.2. INCLUDE</text:p>
      <text:p text:style-name="P2"><text:tab/>3.6.3. REQUIRE_ONCE / INCLUDE_ONCE</text:p>
      <text:p text:style-name="P3">3.7. FUNCIONES EN PHP</text:p>
      <text:p text:style-name="P3">3.8. PROGRAMACIÓN ORIENTADA A OBJETOS EN PHP</text:p>
      <text:p text:style-name="P2"><text:tab/>3.8.1. CLASE</text:p>
      <text:p text:style-name="P2"><text:tab/>3.8.2. CLASE INSTANCIABLE</text:p>
      <text:p text:style-name="P2"><text:tab/>3.8.3. CLASE HEREDADA</text:p>
      <text:p text:style-name="P2"><text:tab/>3.8.4. CLASE ABSTRACTA</text:p>
      <text:p text:style-name="P2"><text:tab/>3.8.5. CLASE INTERFACE</text:p>
      <text:p text:style-name="P2"><text:tab/>3.8.6. CLASE FINAL</text:p>
      <text:p text:style-name="P2"><text:tab/>3.8.7. RESUMEN TIPOS DE CLASES</text:p>
      <text:p text:style-name="P2"><text:tab/>3.8.8. AUTO CARGA DE CLASES</text:p>
      <text:p text:style-name="P2"><text:tab/>3.8.2. MÉTODOS</text:p>
      <text:p text:style-name="P1">3.9 PROPIEDADES</text:p>
      <text:p text:style-name="P2"><text:tab/>3.9.1. ÁMBITOS DE PROPIEDADES Y MÉTODOS EN PHP</text:p>
      <text:p text:style-name="P2"><text:tab/>3.9.2. PROPIEDADES Y MÉTODOS PÚBLICOS</text:p>
      <text:p text:style-name="P2"><text:tab/>3.9.3. PROPIEDADES Y MÉTODOS PROTEGIDOS</text:p>
      <text:p text:style-name="P2"><text:tab/>3.9.4. PROPIEDADES Y MÉTODOS PRIVADOS</text:p>
      <text:p text:style-name="P2"><text:tab/>3.9.5. PROPIEDADES Y MÉTODOS PRIVADOS</text:p>
      <text:p text:style-name="P2"><text:tab/>3.9.6. PROPIEDADES Y MÉTODOS ESTÁTICOS</text:p>
      <text:p text:style-name="P2"><text:tab/>3.9.7. PROPIEDADES Y MÉTODOS ESTÁTICOS</text:p>
      <text:p text:style-name="P2"><text:tab/>3.9.8. RESUMEN TIPOS DE MÉTODOS</text:p>
      <text:p text:style-name="P2"/>
      <text:p text:style-name="P2"/>
      <text:p text:style-name="P2"/>
      <text:p text:style-name="P2"/>
      <text:p text:style-name="P2"/>
      <text:p text:style-name="P1"><text:soft-page-break/>CAPÍTULO 4</text:p>
      <text:p text:style-name="P3">4.1. INTRODUCCIÓN A <text:s/>HTML</text:p>
      <text:p text:style-name="P2"><text:tab/>4.1.1. HISTORIA DEL HTML</text:p>
      <text:p text:style-name="P2"><text:tab/>4.1.2. ¿QUÉ <text:s/>ES LA W3C?</text:p>
      <text:p text:style-name="P2"><text:tab/>4.1.2. VERSIONES Y TIPOS DE HTML</text:p>
      <text:p text:style-name="P2"><text:tab/>4.1.3. DEFINICIÓN DOCUMENTO</text:p>
      <text:p text:style-name="P2"><text:tab/>4.1.2. ETIQUETAS</text:p>
      <text:p text:style-name="P2"><text:tab/><text:tab/>4.1.2.1. ETIQUETAS ESENCIALES DEL HTML</text:p>
      <text:p text:style-name="P2"><text:tab/><text:tab/>4.1.2.2. ATRIBUTOS GENERALES DE HTML</text:p>
      <text:p text:style-name="P2"><text:tab/><text:tab/>4.1.2.3. FORMULARIOS</text:p>
      <text:p text:style-name="P2"><text:tab/><text:tab/>4.1.2.4. ATRIBUTOS IMPORTANTES DE INPUT</text:p>
      <text:p text:style-name="P2"><text:tab/><text:tab/>4.1.2.5. TIPOS DE INPUT</text:p>
      <text:p text:style-name="P2"><text:tab/><text:tab/><text:tab/>4.1.2.5.1. OTROS ELEMENTOS DE CAPTURA DE DATOS</text:p>
      <text:p text:style-name="P2"><text:tab/><text:tab/><text:tab/>4.1.2.5.2. SELECT</text:p>
      <text:p text:style-name="P2"><text:tab/><text:tab/><text:tab/>4.1.2.2.3.TEXTAREA</text:p>
      <text:p text:style-name="P3">4.2. INTRODUCCIÓN A CSS</text:p>
      <text:p text:style-name="P2"><text:tab/>4.2.1. HISTORIA CSS</text:p>
      <text:p text:style-name="P2"><text:tab/>4.2.2. SINTAXIS BÁSICA</text:p>
      <text:p text:style-name="P2"><text:tab/>4.2.3. SELECTORES</text:p>
      <text:p text:style-name="P2"><text:tab/>4.2.4. PROPIEDADES</text:p>
      <text:p text:style-name="P2"><text:tab/><text:tab/>4.2.4.1.. PROPIEDAD DE COLOR</text:p>
      <text:p text:style-name="P2"><text:tab/><text:tab/>4.2.4.2. PROPIEDADES DE TEXTO Y FUENTES</text:p>
      <text:p text:style-name="P2"><text:tab/><text:tab/>4.2.4.3. PROPIEDADES PARA BORDES</text:p>
      <text:p text:style-name="P2"><text:tab/><text:tab/>4.2.4.4. PROPIEDADES PARA MÁRGENES</text:p>
      <text:p text:style-name="P2"><text:tab/><text:tab/>4.2.4.5. PROPIEDADES PARA LISTAS</text:p>
      <text:p text:style-name="P2"><text:tab/><text:tab/>4.2.5.6 PROPIEDADES PARA TABLAS</text:p>
      <text:p text:style-name="P2"><text:tab/><text:tab/>4.2.5.7. PROPIEDADES PARA DIMENSIONES</text:p>
      <text:p text:style-name="P2"><text:tab/><text:tab/>4.2.5.8. PROPIEDADES PARA EFECTOS VISUALES</text:p>
      <text:p text:style-name="P2"><text:tab/><text:tab/>4.2.5.9. PROPIEDADES PARA UBICACIÓN</text:p>
      <text:p text:style-name="P3">4.3 4INTRODUCCIÓN A JAVA SCRIPT</text:p>
      <text:p text:style-name="P2"><text:tab/>4.3.1. SINTAXIS BÁSICA</text:p>
      <text:p text:style-name="P2"><text:tab/>4.3.2. VARIABLES EN JAVASCRIPT</text:p>
      <text:p text:style-name="P2"><text:tab/>4.3.3. FUNCIONES</text:p>
      <text:p text:style-name="P2"><text:tab/>4.3.4. EVENTOS EN JAVASCRIPT</text:p>
      <text:p text:style-name="P2"><text:tab/>4.3.5. CLASES Y MÉTODOS</text:p>
      <text:p text:style-name="P2"><text:tab/>4.3.6. USAR JAVA SCRIPT EN HTML</text:p>
      <text:p text:style-name="P2"><text:tab/>4.3.7. IMPORTANCIA DE JAVA SCRIPT EN LA ACTUALIDAD</text:p>
      <text:p text:style-name="P3">4.4.INTRODUCCIÓN A MYSQL</text:p>
      <text:p text:style-name="P2"><text:tab/>4.4.1. BASES DE DATOS</text:p>
      <text:p text:style-name="P2"><text:tab/><text:tab/>4.4.1.1. TABLA</text:p>
      <text:p text:style-name="P2"><text:tab/><text:tab/>4.4.1.2. COLUMNA</text:p>
      <text:p text:style-name="P2"><text:tab/>4.4.2. TIPOS DE DATOS MYSQL</text:p>
      <text:p text:style-name="P2"><text:tab/>4.4.3. DATO</text:p>
      <text:p text:style-name="P2"><text:tab/>4.4.4. PROCEDIMIENTO ALMACENADO Y FUNCIONES</text:p>
      <text:p text:style-name="P2"><text:tab/>4.4.5. DISEÑO DE BASES DE DATOS MODELO ENTIDAD RELACIÓN</text:p>
      <text:p text:style-name="P2"><text:tab/><text:tab/>4.4.5.1. CLAVE PRIMARIA</text:p>
      <text:p text:style-name="P2"><text:tab/><text:tab/>4.4.5.2. CLAVE FORÁNEA</text:p>
      <text:p text:style-name="P2"><text:tab/>4.4.6. COMANDOS BÁSICOS MYSQL</text:p>
      <text:p text:style-name="P2"><text:tab/><text:tab/>4.4.6.1. COMANDOS DDL (LENGUAJE DE DEFINICIÓN DE DATOS)</text:p>
      <text:p text:style-name="P2"><text:tab/><text:tab/>4.4.6.2. SENT<text:tab/>ENCIAS CREATE</text:p>
      <text:p text:style-name="P2"><text:tab/><text:tab/>4.4.6.3. CREATE TABLE</text:p>
      <text:p text:style-name="P2"><text:soft-page-break/><text:tab/><text:tab/>4.4.6.4. ALTER TABLE</text:p>
      <text:p text:style-name="P2"><text:tab/><text:tab/>4.4.6.5. CREATE VIEW</text:p>
      <text:p text:style-name="P2"><text:tab/><text:tab/>4.4.6.6. VARIABLES EN MYSQL</text:p>
      <text:p text:style-name="P2"><text:tab/><text:tab/>4.4.6.7. CREATE PROCEDURE/CREATE FUNCTION</text:p>
      <text:p text:style-name="P2"><text:tab/><text:tab/>4.4.6.8. SENTENCIAS DROP</text:p>
      <text:p text:style-name="P2"><text:tab/>4.4.7. COMANDOS DML (LENGUAJE DE MANIPULACIÓN <text:s/>DE DATOS)</text:p>
      <text:p text:style-name="P2"><text:tab/><text:tab/>4.4.7.1. SENTENCIAS SELECT</text:p>
      <text:p text:style-name="P2"><text:tab/><text:tab/>4.4.7.2. SENTENCIAS JOIN</text:p>
      <text:p text:style-name="P2"><text:tab/><text:tab/>4.4.7.3. SENTENCIAS INSERT</text:p>
      <text:p text:style-name="P2"><text:tab/><text:tab/>4.4.7.4. SENTENCIAS UPDATE</text:p>
      <text:p text:style-name="P2"><text:tab/><text:tab/>4.4.7.5. SENTENCIAS DELETE</text:p>
      <text:p text:style-name="P3">4.5. INTRODUCCIÓN A CODEIGNITER PHP</text:p>
      <text:p text:style-name="P2"><text:tab/>4.5.1. MODELO VISTA CONTROLADOR</text:p>
      <text:p text:style-name="P2"><text:tab/>4.5.2. MODELO</text:p>
      <text:p text:style-name="P2"><text:tab/>4.5.3. VISTA</text:p>
      <text:p text:style-name="P2"><text:tab/>4.5.4. CONTROLADOR</text:p>
      <text:p text:style-name="P2"><text:tab/>4.5.5. DISTRIBUCIÓN DIRECTORIOS CODEINGITER</text:p>
      <text:p text:style-name="P2"><text:tab/>4.5.6. INSTRUCCIONES DE INSTALACIÓN</text:p>
      <text:p text:style-name="P2"><text:tab/>4.5.7. CONFIGURACIÓN</text:p>
      <text:p text:style-name="P2"><text:tab/>4.5.8. URLS DE CODEIGNITER</text:p>
      <text:p text:style-name="P2"><text:tab/>4.5.9. CONTROLADORES</text:p>
      <text:p text:style-name="P2"><text:tab/>4.5.10. FUNCIONES</text:p>
      <text:p text:style-name="P2"><text:tab/>4.5.11. DEFINIR UN CONTROLADOR POR DEFECTO</text:p>
      <text:p text:style-name="P2"><text:tab/>4.5.12. FUNCIONES PRIVADAS</text:p>
      <text:p text:style-name="P2"><text:tab/>4.5.13. VISTAS EN CODEIGNITER</text:p>
      <text:p text:style-name="P2"><text:tab/><text:tab/>4.5.2.13.1. CARGAR UNA VISTA EN CODEIGNITER</text:p>
      <text:p text:style-name="P2"><text:tab/><text:tab/>4.5.2.13.2. VISTAS EN SUBCARPETAS</text:p>
      <text:p text:style-name="P2"><text:tab/><text:tab/>4.5.2.13.3. DATOS DINÁMICOS EN LAS VISTAS</text:p>
      <text:p text:style-name="P2"><text:tab/><text:tab/>4.5.2.13.4. VISTAS COMO DATOS</text:p>
      <text:p text:style-name="P2"><text:tab/>4.5.14. MODELOS EN CODEIGNITER</text:p>
      <text:p text:style-name="P2"><text:tab/><text:tab/>4.5.14.1. CARGAR UN MODELO</text:p>
      <text:p text:style-name="P2"><text:tab/>4.5.15. USAR LOS HELPERS DE CODEIGNITER</text:p>
      <text:p text:style-name="P2"><text:tab/><text:tab/>4.5.15.1. CARGAR UN HELPER</text:p>
      <text:p text:style-name="P2"><text:tab/><text:tab/>4.5.15.2. MODO DE USO HELPER DE CODEIGNITER</text:p>
      <text:p text:style-name="P2"><text:tab/>4.5.16. USAR LAS BIBLIOTECAS DE CODEIGNITER</text:p>
      <text:p text:style-name="P2"><text:tab/>4.5.17. CARGAR AUTOMÁTICAMENTE RECURSOS EN CODEIGNITER</text:p>
      <text:p text:style-name="P2"><text:tab/>4.5.18. RUTEO URI</text:p>
      <text:p text:style-name="P2"><text:tab/><text:tab/>4.5.18.1. 4REGLAS DE RUTEO</text:p>
      <text:p text:style-name="P2"><text:tab/>4.5.19. MANEJO DE ERRORES EN CODEIGNITER</text:p>
      <text:p text:style-name="P2"><text:tab/>4.5.20. SEGURIDAD EN CODEIGNITER</text:p>
      <text:p text:style-name="P2"><text:tab/>4.5.21. CLASES DE CODEIGNITER</text:p>
      <text:p text:style-name="P2"><text:tab/><text:tab/>4.5.21.1. CLASE CONFIG</text:p>
      <text:p text:style-name="P2"><text:tab/><text:tab/>4.5.21.2. CLASE DATABASE</text:p>
      <text:p text:style-name="P2"><text:tab/><text:tab/>4.5.21.3. <text:s/>CONECTAR A UNA BASE DE DATOS</text:p>
      <text:p text:style-name="P2"><text:tab/><text:tab/>4.5.21.4. <text:s/>CONSULTAS</text:p>
      <text:p text:style-name="P2"><text:tab/><text:tab/>4.5.21.5. ENLAZADO DE CONSULTAS</text:p>
      <text:p text:style-name="P2"><text:tab/><text:tab/>4.5.21.6. RESULTADOS DE CONSULTAS</text:p>
      <text:p text:style-name="P2"><text:tab/><text:tab/>4.5.21.7. MÉTODOS GENERALES DE LA LIBRERÍA “DATABASE”</text:p>
      <text:p text:style-name="P2"><text:tab/><text:tab/>4.5.21.8. ESCAPAR CONSULTAS EN CODEIGNITER</text:p>
      <text:p text:style-name="P2"><text:tab/><text:tab/>4.5.21.9. CLASE EMAIL</text:p>
      <text:p text:style-name="P2"><text:tab/><text:tab/><text:tab/>4.5.21.9.1. CONFIGURACIÓN CLASE EMAIL CODEIGNITER</text:p>
      <text:p text:style-name="P2"><text:tab/><text:tab/><text:tab/>4.5.21.9.2. MÉTODOS DE LA CLASE EMAIL</text:p>
      <text:p text:style-name="P2"><text:soft-page-break/><text:tab/>4.5.21.10. CLASE INPUT</text:p>
      <text:p text:style-name="P2"><text:tab/><text:tab/>4.5.21.10.1. MÉTODOS DE LA CLASE INPUT</text:p>
      <text:p text:style-name="P2"><text:tab/>4.5.21.11. CLASE PAGINATION</text:p>
      <text:p text:style-name="P2"><text:tab/>4.5.21.12. CLASE SESSION</text:p>
      <text:p text:style-name="P2"><text:tab/>4.5.21.13. CLASE UPLOAD</text:p>
      <text:p text:style-name="P2"><text:tab/><text:tab/>4.5.21.13.1. MÉTODOS DE LA CLASE UPLOAD</text:p>
      <text:p text:style-name="P2">4.5.22. HELPERS DE CODEIGNITER</text:p>
      <text:p text:style-name="P2">4.5.23. HELPER DOWNLOAD</text:p>
      <text:p text:style-name="P2"><text:tab/>4.5.23.1. FUNCIONES DEL HELPER DOWNLOAD</text:p>
      <text:p text:style-name="P2">4.5.24. HELPER FILE</text:p>
      <text:p text:style-name="P2"><text:tab/>4.5.24.1 FUNCIONES DEL HELPER FILE</text:p>
      <text:p text:style-name="P2">4.5.25. HELPER URL</text:p>
      <text:p text:style-name="P2"><text:tab/>4.5.25.1 FUNCIONES DEL HELPER URL</text:p>
      <text:p text:style-name="P3">4.6. INTRODUCCIÓN A BOOTSTRAP CSS</text:p>
      <text:p text:style-name="P2">4.6.1. COMO USAR BOOTSTRAP</text:p>
      <text:p text:style-name="P2">4.6.2. SINTAXIS DE BOOTSTRAP</text:p>
      <text:p text:style-name="P2">4.6.3.PRESTACIONES DEL FRAMEWORK BOOTSTRAP</text:p>
      <text:p text:style-name="P2"><text:tab/>4.6.3.1. SCAFFOLDING</text:p>
      <text:p text:style-name="P2"><text:tab/>4.6.3.2. FLUID GRID SYSTEM</text:p>
      <text:p text:style-name="P2"><text:tab/>4.6.3.3. LAYOUTS</text:p>
      <text:p text:style-name="P2"><text:tab/>4.6.3.4. BASE CSS</text:p>
      <text:p text:style-name="P2"><text:tab/>4.6.3.5. TABLES</text:p>
      <text:p text:style-name="P2"><text:tab/><text:tab/>4.6.3.5.1. TABLA POR DEFECTO</text:p>
      <text:p text:style-name="P2"><text:tab/><text:tab/>4.6.3.5.2. TABLA STRIPED</text:p>
      <text:p text:style-name="P2"><text:tab/><text:tab/>4.6.3.5.3. TABLA BORDERED</text:p>
      <text:p text:style-name="P2"><text:tab/><text:tab/>4.6.3.5.4. TABLA HOVER</text:p>
      <text:p text:style-name="P2"><text:tab/>4.6.3.6. FORMULARIOS CON BOOTSTRAP</text:p>
      <text:p text:style-name="P2"><text:tab/><text:tab/>4.6.3.6.1. BUTTONS DE BOOTSTRAP</text:p>
      <text:p text:style-name="P2"><text:tab/><text:tab/>4.6.3.6.2. ICONOS EN BOOTSTRAP</text:p>
      <text:p text:style-name="P2"><text:tab/>4.6.3.7. COMPONENTES DE BOOTSTRAP</text:p>
      <text:p text:style-name="P2"><text:tab/><text:tab/>4.6.3.7.1. BUTTON DROPDOWNS</text:p>
      <text:p text:style-name="P2"><text:tab/><text:tab/>4.6.3.7.2. NAVBAR BOOTSTRAP</text:p>
      <text:p text:style-name="P2"><text:tab/><text:tab/>4.6.3.7.3. PAGINATION BOOTSTRAP</text:p>
      <text:p text:style-name="P2"><text:tab/><text:tab/>4.6.3.7.4. LABELS BOOTSTRAP</text:p>
      <text:p text:style-name="P2"><text:tab/><text:tab/>4.6.3.7.4.ALERTAS <text:s/>BOOTSTRAP</text:p>
      <text:p text:style-name="P2">4.6.4. COMPONENTES JAVA SCRIPT EN BOOTSTRAP</text:p>
      <text:p text:style-name="P2"><text:tab/>4.6.4.1. MODAL BOOTSTRAP</text:p>
      <text:p text:style-name="P2"><text:tab/>4.6.4.2. TABS BOOTSTRAP</text:p>
      <text:p text:style-name="P2"><text:tab/>4.6.4.3. COLLAPSE BOOTSTRAP</text:p>
      <text:p text:style-name="P1"/>
      <text:p text:style-name="P1">CAPITULO 5</text:p>
      <text:p text:style-name="P2">5RECOLECCIÓN DE INFORMACIÓN</text:p>
      <text:p text:style-name="P2">5IDENTIFICAR FUENTES DE INFORMACIÓN</text:p>
      <text:p text:style-name="P2">5DEFINICIÓN DE PROBLEMA. ¿QUÉ ES UN CMS?</text:p>
      <text:p text:style-name="P2">5HISTORIA DE CMS</text:p>
      <text:p text:style-name="P2">5TIPOS DE CMS</text:p>
      <text:p text:style-name="P2">5CMS ABIERTOS</text:p>
      <text:p text:style-name="P2">5CMS CERRADOS</text:p>
      <text:p text:style-name="P2">5CMS COMERCIALES</text:p>
      <text:p text:style-name="P2">5VENTAJAS CMS</text:p>
      <text:p text:style-name="P2">5DESVENTAJAS CMS</text:p>
      <text:p text:style-name="P2"><text:soft-page-break/>5ESTUDIO DEL FUNCIONAMIENTO DE UN CMS</text:p>
      <text:p text:style-name="P2">5DISEÑO CMS</text:p>
      <text:p text:style-name="P2">5ANÁLISIS DE LAS PRESTACIONES CMS</text:p>
      <text:p text:style-name="P2">5ALMACENAMIENTO DE DATOS</text:p>
      <text:p text:style-name="P2">5MANIPULACIÓN DE DATOS POR EL ADMINISTRADOR</text:p>
      <text:p text:style-name="P2">5FLUJO DE DATOS</text:p>
      <text:p text:style-name="P2">5DEFINICIÓN DE LAS PRESTACIONES DEL SISTEMA</text:p>
      <text:p text:style-name="P2">5PRESTACIONES DEL SISTEMA</text:p>
      <text:p text:style-name="P2">5ANÁLISIS DE REQUERIMIENTOS</text:p>
      <text:p text:style-name="P2">5REQUISITOS DE HARDWARE</text:p>
      <text:p text:style-name="P2">5REQUISITOS DE SOFTWARE</text:p>
      <text:p text:style-name="P2">5PERSONAL HUMANO</text:p>
      <text:p text:style-name="P2">5ALMACENAMIENTO DE INFORMACIÓN</text:p>
      <text:p text:style-name="P2">5DEFINICIÓN ESTRUCTURA DEL SITIO</text:p>
      <text:p text:style-name="P2">5GESTIÓN DE PANTALLAS</text:p>
      <text:p text:style-name="P2">5GESTIÓN DE URL'S</text:p>
      <text:p text:style-name="P2">5PAGINAS CMS</text:p>
      <text:p text:style-name="P2">5ARTÍCULOS CMS</text:p>
      <text:p text:style-name="P2">5IMÁGENES CMS</text:p>
      <text:p text:style-name="P2">5GESTIÓN DE BASE DE DATOS CMS</text:p>
      <text:p text:style-name="P2">5GESTIÓN DE ARTÍCULOS POR PÁGINAS (PAGINACIÓN)</text:p>
      <text:p text:style-name="P2">5ADMINISTRACIÓN DE USUARIOS</text:p>
      <text:p text:style-name="P2">5GESTIÓN DE MENÚS</text:p>
      <text:p text:style-name="P2">5EL FOCO DE LOS MENÚS</text:p>
      <text:p text:style-name="P2">5BARRA DE MENÚ LATERAL</text:p>
      <text:p text:style-name="P2">5CREACIÓN DEL MODELO DE BASE DE DATOS</text:p>
      <text:p text:style-name="P2">5CREANDO EL PRIMER MODELO</text:p>
      <text:p text:style-name="P2">5DICCIONARIO DE DATOS</text:p>
      <text:p text:style-name="P2">5ENTIDAD PAGE</text:p>
      <text:p text:style-name="P2">5ENTIDAD ARTICLE</text:p>
      <text:p text:style-name="P2">5ENTIDAD FORM</text:p>
      <text:p text:style-name="P2">5ENTIDAD USER</text:p>
      <text:p text:style-name="P2">5DEFINICIÓN DE FUNCIONES Y VISTAS</text:p>
      <text:p text:style-name="P2">5VISTA PARA PRESENTAR UN LISTADO DE ARTÍCULOS</text:p>
      <text:p text:style-name="P2">5VISTA TABLÓN</text:p>
      <text:p text:style-name="P2">5DIAGRAMA DE BASES DE DATOS</text:p>
      <text:p text:style-name="P2">5SOMETIENDO A PRUEBAS EL MODELO</text:p>
      <text:p text:style-name="P2">CAPUTULO 6</text:p>
      <text:p text:style-name="P2">6ANÁLISIS DE INTERFAZ DE USUARIO</text:p>
      <text:p text:style-name="P2">6INTERFAZ DE USUARIO</text:p>
      <text:p text:style-name="P2">6DISEÑO DE INTERFAZ DE INICIO</text:p>
      <text:p text:style-name="P2">6DISEÑO DE INTERFAZ DE CONTENIDOS</text:p>
      <text:p text:style-name="P2">6DISEÑO DE INTERFAZ DE CONTACTOS</text:p>
      <text:p text:style-name="P2">6INTERFAZ DE ADMINISTRADOR</text:p>
      <text:p text:style-name="P2">6DISEÑO INTERFAZ DE LOGIN</text:p>
      <text:p text:style-name="P2">6DEFINICIÓN ESTRUCTURA DE VISTAS</text:p>
      <text:p text:style-name="P2">6VISTAS TEMINADAS</text:p>
      <text:p text:style-name="P2">6PRESENTACIÓN DE CONTENIDOS</text:p>
      <text:p text:style-name="P2">6PÁGINA DE INICIO</text:p>
      <text:p text:style-name="P2">6ESTRUCTURA VISTAS ADMINISTRADOR</text:p>
      <text:p text:style-name="P2">6VISTA ADMINISTRADOR</text:p>
      <text:p text:style-name="P2">6VISTA LOGIN</text:p>
      <text:p text:style-name="P2"><text:soft-page-break/>6PRESENTACIÓN DE CONTENIDOS ADMINISTRADOR</text:p>
      <text:p text:style-name="P2">6ANÁLISIS DISEÑO LÓGICO DEL SISTEMA</text:p>
      <text:p text:style-name="P2">6DIAGRAMAS DE MODELO UML</text:p>
      <text:p text:style-name="P2">6CASOS DE USO APLICACIÓN WEB</text:p>
      <text:p text:style-name="P2">6CASO DE USO INTERACCIÓN DEL USUARIO CON EL SITIO WEB</text:p>
      <text:p text:style-name="P2">6CASO DE USO INTERACCIÓN DEL USUARIO CON EL FORMULARIO DE CONTACTOS</text:p>
      <text:p text:style-name="P2">6DIAGRAMA DE CLASES SITIO</text:p>
      <text:p text:style-name="P2">6DIAGRAMAS UML ADMINISTRADOR</text:p>
      <text:p text:style-name="P2">6CASOS DE USO ADMINISTRADOR</text:p>
      <text:p text:style-name="P2">6CASOS DE USO INTERACCIÓN DEL USUARIO CON EL SITIO WEB</text:p>
      <text:p text:style-name="P2">6CASO DE USO IDENTIFICACIÓN DE USUARIO</text:p>
      <text:p text:style-name="P2">6CASO DE USO CREAR ARTÍCULO</text:p>
      <text:p text:style-name="P2">6CASO DE USO EDITAR ARTÍCULO</text:p>
      <text:p text:style-name="P2">6CASO DE USO ELIMINAR ARTÍCULO</text:p>
      <text:p text:style-name="P2">6DIAGRAMA DE CLASES ADMINISTRADOR</text:p>
      <text:p text:style-name="P2">6PRUEBAS DEL SISTEMA</text:p>
      <text:p text:style-name="P2">ANEXOS</text:p>
      <text:p text:style-name="P2">7PUBLICACIÓN DEL SISTEMA</text:p>
      <text:p text:style-name="P2">7CONFIGURACIONES INICIALES</text:p>
      <text:p text:style-name="P2">7CREAR SUBDOMINIO</text:p>
      <text:p text:style-name="P2">7SUBIENDO SITIO WEB</text:p>
      <text:p text:style-name="P2">7SUBIR Y CONFIGURAR BASE DE DATOS</text:p>
      <text:p text:style-name="P2">7ARCHIVOS DE CONFIGURACIÓN CODEIGNITER</text:p>
      <text:p text:style-name="P4">7CONFIGURACIONES SITIO WEB</text:p>
      <text:p text:style-name="P2">7CONFIGURACIONES SITIO ADMINISTRADOR</text:p>
      <text:p text:style-name="P2">7ORGANIZAR DIRECTORIOS Y COMPRIMIR</text:p>
      <text:p text:style-name="P2">7CONCLUSIONES</text:p>
      <text:p text:style-name="P2">7RECOMENDACIONES</text:p>
      <text:p text:style-name="P2">7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fo:text-align="start" style:justify-single-word="false" fo:orphans="2" fo:widows="2"/>
      <style:text-properties style:font-name="DejaVu Sans Mono" fo:font-size="10pt" fo:language="es" fo:country="EC" style:font-name-asian="DejaVu Sans Mono1" style:font-size-asian="10pt" style:language-asian="en" style:country-asian="US" style:font-name-complex="DejaVu Sans Mono2" style:font-size-complex="10pt" style:language-complex="ar" style:country-complex="SA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Label_20_42" style:display-name="ListLabel 42" style:family="text">
      <style:text-properties style:font-name-complex="Symbol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Wingding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Villota</meta:initial-creator>
    <meta:creation-date>2013-10-01T16:22:41</meta:creation-date>
    <dc:date>2013-10-02T17:53:58</dc:date>
    <dc:creator>Eduardo Villota</dc:creator>
    <meta:editing-duration>PT3H42M20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7" meta:paragraph-count="328" meta:word-count="1222" meta:character-count="8978" meta:non-whitespace-character-count="7783"/>
  </office:meta>
</office:document-meta>
</file>